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cc00" draw:textarea-horizontal-align="justify" draw:textarea-vertical-align="middle" draw:auto-grow-height="false" fo:min-height="4.25cm" fo:min-width="4cm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2.932cm" fo:min-width="2.682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2cm" fo:min-width="1.75cm"/>
    </style:style>
    <style:style style:name="gr4" style:family="graphic" style:parent-style-name="standard">
      <style:graphic-properties draw:fill-color="#6666ff" draw:textarea-horizontal-align="justify" draw:textarea-vertical-align="middle" draw:auto-grow-height="false" fo:min-height="1.25cm" fo:min-width="1.75cm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ff6633" draw:fill-gradient-name="Gradient_20_9" draw:textarea-horizontal-align="center" draw:textarea-vertical-align="middle" draw:auto-grow-height="false" draw:fit-to-size="false" fo:min-height="2.848cm" fo:min-width="7.114cm" fo:padding-top="0.131cm" fo:padding-bottom="0.131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3.144cm" fo:min-width="2.894cm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 fo:min-height="2.438cm" fo:min-width="2.188cm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3.144cm" fo:min-width="2.894cm"/>
    </style:style>
    <style:style style:name="gr9" style:family="graphic" style:parent-style-name="standard">
      <style:graphic-properties draw:fill-color="#fafac3" draw:textarea-horizontal-align="justify" draw:textarea-vertical-align="middle" draw:auto-grow-height="false" fo:min-height="2.438cm" fo:min-width="2.188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cc00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-color="#6666f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loext:graphic-properties draw:fill="gradient" draw:fill-color="#ff6633" draw:fill-gradient-name="Gradient_20_9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99"/>
      <style:paragraph-properties fo:text-align="center"/>
    </style:style>
    <style:style style:name="P8" style:family="paragraph">
      <loext:graphic-properties draw:fill-color="#fafac3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5cm" svg:height="4.5cm" svg:x="10.4cm" svg:y="9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4.5cm" svg:x="11.9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5cm" svg:height="4.5cm" svg:x="13cm" svg:y="9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4.5cm" svg:height="4.5cm" svg:x="8.5cm" svg:y="6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7.613cm" svg:height="3.109cm" svg:x="9.987cm" svg:y="9.6cm">
          <text:p text:style-name="P5"><text:span text:style-name="T1">Traverse</text:span></text:p>
          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areas="0 0 21600 21600" draw:text-path="true" draw:text-path-mode="shape" draw:text-path-scale="path" draw:text-path-same-letter-heights="false" draw:type="fontwork-fade-up-and-right" draw:modifiers="16108.6036671368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6" draw:text-style-name="P2" draw:layer="layout" svg:width="4.8cm" svg:height="4.8cm" svg:x="17.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3.8cm" svg:height="3.8cm" svg:x="17.7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4.8cm" svg:height="4.8cm" svg:x="17.201cm" svg:y="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3.8cm" svg:height="3.8cm" svg:x="17.7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4.8cm" svg:height="4.8cm" svg:x="20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3.8cm" svg:height="3.8cm" svg:x="20.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FreeSans1" svg:font-family="FreeSans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9" draw:display-name="Gradient 9" draw:style="linear" draw:start-color="#ff3333" draw:end-color="#ffff66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6T04:44:19.140639102</meta:creation-date>
    <dc:date>2018-03-04T13:00:09.379025726</dc:date>
    <meta:editing-duration>PT3H7M41S</meta:editing-duration>
    <meta:editing-cycles>3</meta:editing-cycles>
    <meta:generator>LibreOffice/5.1.6.2$Linux_X86_64 LibreOffice_project/10m0$Build-2</meta:generator>
    <meta:document-statistic meta:object-count="34"/>
  </office:meta>
</office:document-meta>
</file>